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0.79mm" svg:height="84.47mm" svg:x="100.39mm" svg:y="27.34mm">
            <draw:object draw:notify-on-update-of-ranges="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5:17:27.769896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5:02:35.525865777</meta:creation-date>
    <dc:date>2020-01-13T15:53:24.063804218</dc:date>
    <meta:editing-duration>PT37M55S</meta:editing-duration>
    <meta:editing-cycles>2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cm" svg:height="8.448cm" xlink:href=".." xlink:type="simple" chart:class="chart:line" chart:style-name="ch1">
        <chart:legend chart:legend-position="end" svg:x="10.44cm" svg:y="3.925cm" style:legend-expansion="high" chart:style-name="ch2"/>
        <chart:plot-area chart:style-name="ch3" table:cell-range-address="Sheet1.A1:Sheet1.B12" chart:data-source-has-labels="both" svg:x="0.261cm" svg:y="0.168cm" svg:width="9.918cm" svg:height="8.112cm">
          <chartooo:coordinate-region svg:x="1.029cm" svg:y="0.367cm" svg:width="9.062cm" svg:height="7.266cm"/>
          <chart:axis chart:dimension="x" chart:name="primary-x" chart:style-name="ch4" chartooo:axis-type="date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